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10.94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7"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8" style:family="paragraph" style:parent-style-name="No_20_Spacing" style:master-page-name="Standard">
      <style:paragraph-properties style:page-number="auto"/>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font-name="Arial Narrow" fo:font-size="10pt" fo:language="en" fo:country="US" fo:font-style="italic" fo:font-weight="bold" style:font-size-asian="10pt" style:font-style-asian="italic"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S ACCOUNTING SERVICES PTE LTD</text:span></text:p>
      <text:p text:style-name="No_20_Spacing"><text:span text:style-name="T2">(UEN : 201212606N)</text:span></text:p>
      <text:p text:style-name="No_20_Spacing"><text:span text:style-name="T2">Blk 531 Upper Cross Street #04-52 Hong Lim Complex Singapore 050531</text:span></text:p>
      <text:p text:style-name="P6"><text:span text:style-name="T2">Tel : 6438 6670 <text:s text:c="18"/>HP : 9871 3644 <text:s text:c="19"/>Email : sallykhor@yahoo.com</text:span></text:p>
      <text:p text:style-name="P1"/>
      <text:p text:style-name="P1"/>
      <text:p text:style-name="No_20_Spacing"><text:span text:style-name="T2">Date : </text:span></text:p>
      <text:p text:style-name="P1"/>
      <text:p text:style-name="P1"/>
      <text:p text:style-name="P1"/>
      <text:p text:style-name="No_20_Spacing"><text:span text:style-name="T2">The Board of Directors</text:span></text:p>
      <text:p text:style-name="No_20_Spacing"><text:span text:style-name="T3">AAA</text:span></text:p>
      <text:p text:style-name="No_20_Spacing"><text:span text:style-name="T3">(UEN : BBB)</text:span></text:p>
      <text:p text:style-name="No_20_Spacing"><text:span text:style-name="T2">Add-1 Add-2 <text:s/></text:span></text:p>
      <text:p text:style-name="No_20_Spacing"><text:span text:style-name="T2">Add-3</text:span></text:p>
      <text:p text:style-name="No_20_Spacing"><text:span text:style-name="T2">Add-4</text:span></text:p>
      <text:p text:style-name="P1"/>
      <text:p text:style-name="P1"/>
      <text:p text:style-name="P1"/>
      <text:p text:style-name="No_20_Spacing"><text:span text:style-name="T2">Dear Sirs</text:span></text:p>
      <text:p text:style-name="P1"/>
      <text:p text:style-name="P1"/>
      <text:p text:style-name="P5"><text:span text:style-name="T2">This letter is to confirm our understanding of the terms of our engagement and the nature and limitations of the services we will provide.</text:span></text:p>
      <text:p text:style-name="P2"/>
      <text:p text:style-name="P5"><text:span text:style-name="T5">Scope of Engagement</text:span></text:p>
      <text:p text:style-name="P5"><text:span text:style-name="T2">On the basis of information you provided, we will compile the balance sheet of </text:span><text:span text:style-name="T3">AAA (UEN : BBB)</text:span><text:span text:style-name="T2"> (the “Company”) for the period from </text:span><text:span text:style-name="T5">D1M1YYY1 </text:span><text:span text:style-name="T4">to </text:span><text:span text:style-name="T5">DDMMYYYY</text:span><text:span text:style-name="T2">,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5"><text:span text:style-name="T5">Responsibility</text:span></text:p>
      <text:p text:style-name="P5"><text:span text:style-name="T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2"/>
      <text:p text:style-name="P5"><text:span text:style-name="T2">The information will be prepared in accordance with Singapore Financial Reporting Standards. <text:s/>Any known departures from this framework will be highlighted to you.</text:span></text:p>
      <text:p text:style-name="P2"/>
      <text:p text:style-name="P5"><text:span text:style-name="T2">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2"/>
      <text:p text:style-name="P5"><text:span text:style-name="T5">Reliance on Information and Explanations</text:span></text:p>
      <text:p text:style-name="P5"><text:span text:style-name="T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1"/>
      <text:p text:style-name="No_20_Spacing"><text:span text:style-name="T2"><text:tab/><text:tab/><text:tab/><text:tab/><text:tab/><text:tab/><text:tab/><text:tab/><text:tab/><text:tab/> <text:s text:c="3"/></text:span><text:span text:style-name="T6">Initial by Director</text:span></text:p>
      <table:table table:name="Table1" table:style-name="Table1">
        <table:table-column table:style-name="Table1.A"/>
        <table:table-row table:style-name="Table1.1">
          <table:table-cell table:style-name="Table1.A1" office:value-type="string">
            <text:p text:style-name="P1"/>
          </table:table-cell>
        </table:table-row>
      </table:table>
      <text:p text:style-name="No_20_Spacing"><text:soft-page-break/><text:span text:style-name="T2"><text:tab/></text:span></text:p>
      <text:p text:style-name="P5"><text:span text:style-name="T5">Confidentiality</text:span></text:p>
      <text:p text:style-name="P5"><text:span text:style-name="T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3"/>
      <text:p text:style-name="P5"><text:span text:style-name="T5">Access to Information</text:span></text:p>
      <text:p text:style-name="P5"><text:span text:style-name="T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2"/>
      <text:p text:style-name="P5"><text:span text:style-name="T5">Professional Fee</text:span></text:p>
      <text:p text:style-name="P5"><text:span text:style-name="T2">It is our practice to charge our fee in accordance with the time spent by our personnel involved in the assignment. <text:s/>Based on the information available to us, we have estimated that the fee for the assignment will be </text:span><text:span text:style-name="T5">S$ ______per annum</text:span><text:span text:style-name="T2">. <text:s/>The fee does not</text:span><text:span text:style-name="T3">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5"><text:span text:style-name="T5">Acceptance</text:span></text:p>
      <text:p text:style-name="P5"><text:span text:style-name="T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2"/>
      <text:p text:style-name="P2"/>
      <text:p text:style-name="P5"><text:span text:style-name="T2">Yours faithfully</text:span></text:p>
      <text:p text:style-name="P2"/>
      <text:p text:style-name="P2"/>
      <text:p text:style-name="P2"/>
      <text:p text:style-name="P2"/>
      <text:p text:style-name="P5"><text:span text:style-name="T2">Sally Khor</text:span></text:p>
      <text:p text:style-name="P5"><text:span text:style-name="T2">BS Accounting Services Pte Ltd</text:span></text:p>
      <text:p text:style-name="P7"/>
      <text:p text:style-name="P2"/>
      <text:p text:style-name="No_20_Spacing"><text:span text:style-name="T2">Agreed and approved on behalf of </text:span><text:span text:style-name="T3">AAA (UEN : BBB)</text:span></text:p>
      <text:p text:style-name="P3"/>
      <text:p text:style-name="P3"/>
      <text:p text:style-name="P4"/>
      <text:p text:style-name="P5"><text:span text:style-name="T3">Signed by DIRECTOR :</text:span></text:p>
      <text:p text:style-name="P3"/>
      <text:p text:style-name="P3"/>
      <text:p text:style-name="P3"/>
      <text:p text:style-name="P3"/>
      <text:p text:style-name="P5"><text:span text:style-name="T2">CCC<text:tab/></text:span><text:bookmark text:name="_GoBack"/><text:span text:style-name="T2"><text:tab/><text:tab/><text:tab/><text:tab/><text:tab/><text:tab/>___________________________________________</text:span></text:p>
      <text:p text:style-name="P2"/>
      <text:p text:style-name="P2"/>
      <text:p text:style-name="P2"/>
      <text:p text:style-name="P2"/>
      <text:p text:style-name="P2"/>
      <text:p text:style-name="P5"><text:span text:style-name="T2">Date :<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4-11-26T13:11:00</meta:print-date>
    <meta:creation-date>2015-05-25T10:06:00</meta:creation-date>
    <dc:date>2015-05-25T10:06:00</dc:date>
    <meta:editing-duration>P0D</meta:editing-duration>
    <meta:generator>LibreOffice/3.5$Linux_X86_64 LibreOffice_project/350m1$Build-2</meta:generator>
    <meta:document-statistic meta:table-count="1" meta:image-count="0" meta:object-count="0" meta:page-count="2" meta:paragraph-count="38" meta:word-count="844" meta:character-count="5263" meta:non-whitespace-character-count="43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